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14.9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.88mm"/>
    </style:style>
    <style:style style:name="co6" style:family="table-column">
      <style:table-column-properties fo:break-before="auto" style:column-width="30.96mm"/>
    </style:style>
    <style:style style:name="co7" style:family="table-column">
      <style:table-column-properties fo:break-before="auto" style:column-width="24.77mm"/>
    </style:style>
    <style:style style:name="co8" style:family="table-column">
      <style:table-column-properties fo:break-before="auto" style:column-width="5.98mm"/>
    </style:style>
    <style:style style:name="co9" style:family="table-column">
      <style:table-column-properties fo:break-before="auto" style:column-width="90.4mm"/>
    </style:style>
    <style:style style:name="co10" style:family="table-column">
      <style:table-column-properties fo:break-before="auto" style:column-width="26.25mm"/>
    </style:style>
    <style:style style:name="co11" style:family="table-column">
      <style:table-column-properties fo:break-before="auto" style:column-width="25.42mm"/>
    </style:style>
    <style:style style:name="co13" style:family="table-column">
      <style:table-column-properties fo:break-before="auto" style:column-width="104.02mm"/>
    </style:style>
    <style:style style:name="co12" style:family="table-column">
      <style:table-column-properties fo:break-before="auto" style:column-width="22.67mm"/>
    </style:style>
    <style:style style:name="ro2" style:family="table-row">
      <style:table-row-properties style:row-height="5.8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Calibri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" style:family="table-cell" style:parent-style-name="Default">
      <style:text-properties fo:color="#999999" style:text-position="" style:font-name="Calibri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text-position="" style:font-name="Calibri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Calibri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Calibri" fo:font-size="11pt" fo:font-style="italic" style:font-size-asian="11pt" style:font-style-asian="italic" style:font-size-complex="11pt" style:font-style-complex="itali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 style:text-position="" style:font-name="Calibri" fo:font-size="11pt" style:font-size-asian="11pt" style:font-size-complex="11pt"/>
    </style:style>
    <style:style style:name="ce2" style:family="table-cell" style:parent-style-name="Default">
      <style:text-properties style:text-position="" style:font-name="Calibri" fo:font-size="11pt" style:font-size-asian="11pt" style:font-size-complex="11pt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Calibri" fo:font-size="11pt" fo:font-style="italic" style:font-size-asian="11pt" style:font-style-asian="italic" style:font-size-complex="11pt" style:font-style-complex="italic"/>
    </style:style>
    <style:style style:name="ce5" style:family="table-cell" style:parent-style-name="Default">
      <style:text-properties fo:color="#999999" style:text-position="" style:font-name="Calibri" fo:font-size="11pt" style:font-size-asian="11pt" style:font-size-complex="11pt"/>
    </style:style>
    <style:style style:name="ce6" style:family="table-cell" style:parent-style-name="Default">
      <style:table-cell-properties fo:background-color="#ffff00"/>
      <style:text-properties style:text-position=""/>
    </style:style>
    <style:style style:name="ce7" style:family="table-cell" style:parent-style-name="Default">
      <style:table-cell-properties fo:wrap-option="no-wrap"/>
      <style:text-properties style:text-position="" style:font-name="Calibri" fo:font-size="11pt" style:font-size-asian="11pt" style:font-size-complex="11pt"/>
    </style:style>
    <style:style style:name="ce8" style:family="table-cell" style:parent-style-name="Default">
      <style:table-cell-properties fo:wrap-option="no-wrap"/>
      <style:text-properties style:text-position="" style:font-name="Calibri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style:text-position="" style:font-name="Calibri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ext-properties style:font-name="Calibri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3" style:family="table-cell" style:parent-style-name="Default">
      <style:text-properties style:font-name="Calibri" fo:font-size="11pt" style:font-size-asian="11pt" style:font-size-complex="11pt"/>
    </style:style>
    <style:style style:name="ce2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Calibri" fo:font-size="11pt" fo:font-style="italic" style:font-size-asian="11pt" style:font-style-asian="italic" style:font-size-complex="11pt" style:font-style-complex="italic"/>
    </style:style>
    <style:style style:name="ce26" style:family="table-cell" style:parent-style-name="Default">
      <style:text-properties fo:color="#999999" style:font-name="Calibri" fo:font-size="11pt" style:font-size-asian="11pt" style:font-size-complex="11pt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wrap-option="no-wrap"/>
      <style:text-properties style:font-name="Calibri" fo:font-size="11pt" style:font-size-asian="11pt" style:font-size-complex="11pt"/>
    </style:style>
    <style:style style:name="ce29" style:family="table-cell" style:parent-style-name="Default">
      <style:table-cell-properties fo:wrap-option="no-wrap"/>
      <style:text-properties style:font-name="Calibri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ext-properties fo:color="#999999" style:font-name="Calibri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Calibri"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 fo:font-size="11pt" fo:font-style="italic" style:font-size-asian="11pt" style:font-style-asian="italic" style:font-size-complex="11pt" style:font-style-complex="italic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 style:font-name="Calibri"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9"/>
        <table:table-column table:style-name="co10" table:default-cell-style-name="ce13"/>
        <table:table-column table:style-name="co11" table:default-cell-style-name="ce13"/>
        <table:table-column table:style-name="co13" table:default-cell-style-name="ce2"/>
        <table:table-column table:style-name="co4" table:number-columns-repeated="1013" table:default-cell-style-name="ce2"/>
        <table:table-row table:style-name="ro2">
          <table:table-cell table:style-name="ce1"/>
          <table:table-cell table:style-name="ce3" office:value-type="string" calcext:value-type="string">
            <text:p>EindeutigeBezeichnungClient/set/...(dann z.B. wie in FHEM üblich)</text:p>
          </table:table-cell>
          <table:table-cell table:style-name="ce7" table:number-columns-repeated="5"/>
          <table:table-cell table:style-name="ce8"/>
          <table:table-cell table:style-name="ce12" table:number-columns-repeated="2"/>
          <table:table-cell table:style-name="ce7" table:number-columns-repeated="1014"/>
        </table:table-row>
        <table:table-row table:style-name="ro2">
          <table:table-cell table:style-name="ce1"/>
          <table:table-cell table:style-name="ce3" office:value-type="string" calcext:value-type="string">
            <text:p>EindeutigeBezeichnungClient/state/...(dann z.B. wie in FHEM üblich) </text:p>
          </table:table-cell>
          <table:table-cell table:style-name="ce7" table:number-columns-repeated="5"/>
          <table:table-cell table:style-name="ce8"/>
          <table:table-cell table:style-name="ce12" table:number-columns-repeated="2"/>
          <table:table-cell table:style-name="ce7" table:number-columns-repeated="1014"/>
        </table:table-row>
        <table:table-row table:style-name="ro4">
          <table:table-cell table:style-name="ce1"/>
          <table:table-cell table:number-columns-repeated="1023"/>
        </table:table-row>
        <table:table-row table:style-name="ro4">
          <table:table-cell table:style-name="ce1"/>
          <table:table-cell table:style-name="ce4" office:value-type="string" calcext:value-type="string">
            <text:p>Prefix</text:p>
          </table:table-cell>
          <table:table-cell table:style-name="ce4" office:value-type="string" calcext:value-type="string">
            <text:p>state oder set</text:p>
          </table:table-cell>
          <table:table-cell table:style-name="ce4" table:number-columns-repeated="4"/>
          <table:table-cell table:style-name="ce1" office:value-type="string" calcext:value-type="string">
            <text:p>Topic</text:p>
          </table:table-cell>
          <table:table-cell table:style-name="ce14" office:value-type="string" calcext:value-type="string">
            <text:p>Wert EEPROM</text:p>
          </table:table-cell>
          <table:table-cell table:style-name="ce14" office:value-type="string" calcext:value-type="string">
            <text:p>Speicherplatz</text:p>
          </table:table-cell>
          <table:table-cell table:style-name="ce4" office:value-type="string" calcext:value-type="string">
            <text:p>Erläuterung</text:p>
          </table:table-cell>
          <table:table-cell table:style-name="ce4" office:value-type="string" calcext:value-type="string">
            <text:p>Werte</text:p>
          </table:table-cell>
          <table:table-cell table:style-name="ce4" table:number-columns-repeated="1012"/>
        </table:table-row>
        <table:table-row table:style-name="ro4">
          <table:table-cell table:style-name="ce1"/>
          <table:table-cell table:style-name="ce4" table:number-columns-repeated="6"/>
          <table:table-cell table:style-name="ce1"/>
          <table:table-cell table:style-name="ce14" table:number-columns-repeated="2"/>
          <table:table-cell table:style-name="ce4" table:number-columns-repeated="1014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heartbeat</text:p>
          </table:table-cell>
          <table:table-cell table:number-columns-repeated="2"/>
          <table:table-cell table:formula="of:=[.B6]&amp;[.C6]&amp;[.D6]&amp;[.E6]&amp;[.F6]" office:value-type="string" office:string-value="d15/state/kwl/heartbeat" calcext:value-type="string">
            <text:p>d15/state/kwl/heartbeat</text:p>
          </table:table-cell>
          <table:table-cell table:number-columns-repeated="2"/>
          <table:table-cell office:value-type="string" calcext:value-type="string">
            <text:p>Heartbeart der Lüftungsanlage, Lebenszeichen alle 30 Sekunden</text:p>
          </table:table-cell>
          <table:table-cell table:number-columns-repeated="1013"/>
        </table:table-row>
        <table:table-row table:style-name="ro4">
          <table:table-cell table:style-name="ce1" office:value-type="string" calcext:value-type="string">
            <text:p>KONFIGURATIONSEINSTELLUNGEN und AKTUELLE WERTE</text:p>
          </table:table-cell>
          <table:table-cell table:number-columns-repeated="102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getconfig</text:p>
          </table:table-cell>
          <table:table-cell table:number-columns-repeated="2"/>
          <table:table-cell table:formula="of:=[.B8]&amp;[.C8]&amp;[.D8]&amp;[.E8]&amp;[.F8]" office:value-type="string" office:string-value="d15/set/kwl/getconfig" calcext:value-type="string">
            <text:p>d15/set/kwl/getconfig</text:p>
          </table:table-cell>
          <table:table-cell table:number-columns-repeated="2"/>
          <table:table-cell office:value-type="string" calcext:value-type="string">
            <text:p>KWL antwortet mit allen Konfigurationseinstellungen</text:p>
          </table:table-cell>
          <table:table-cell table:number-columns-repeated="101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getvalues</text:p>
          </table:table-cell>
          <table:table-cell table:number-columns-repeated="2"/>
          <table:table-cell table:formula="of:=[.B9]&amp;[.C9]&amp;[.D9]&amp;[.E9]&amp;[.F9]" office:value-type="string" office:string-value="d15/set/kwl/getvalues" calcext:value-type="string">
            <text:p>d15/set/kwl/getvalues</text:p>
          </table:table-cell>
          <table:table-cell table:number-columns-repeated="2"/>
          <table:table-cell office:value-type="string" calcext:value-type="string">
            <text:p>KWL antwortet mit allen Werten</text:p>
          </table:table-cell>
          <table:table-cell table:number-columns-repeated="1013"/>
        </table:table-row>
        <table:table-row table:style-name="ro4">
          <table:table-cell table:style-name="ce1" office:value-type="string" calcext:value-type="string">
            <text:p>TEMPERATUREN und TEMPERATURSENSOREN</text:p>
          </table:table-cell>
          <table:table-cell table:number-columns-repeated="102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temperatur/</text:p>
          </table:table-cell>
          <table:table-cell office:value-type="string" calcext:value-type="string">
            <text:p>getids</text:p>
          </table:table-cell>
          <table:table-cell/>
          <table:table-cell table:formula="of:=[.B11]&amp;[.C11]&amp;[.D11]&amp;[.E11]&amp;[.F11]" office:value-type="string" office:string-value="d15/set/kwl/temperatur/getids" calcext:value-type="string">
            <text:p>d15/set/kwl/temperatur/getids</text:p>
          </table:table-cell>
          <table:table-cell table:number-columns-repeated="2"/>
          <table:table-cell office:value-type="string" calcext:value-type="string">
            <text:p>Befehl: KWL liefert die Ids der Tempertursensoren für Sensor1, Sensor2, Sensor3, Sensor4</text:p>
          </table:table-cell>
          <table:table-cell table:number-columns-repeated="101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ussenluft/</text:p>
          </table:table-cell>
          <table:table-cell office:value-type="string" calcext:value-type="string">
            <text:p>id</text:p>
          </table:table-cell>
          <table:table-cell/>
          <table:table-cell table:formula="of:=[.B12]&amp;[.C12]&amp;[.D12]&amp;[.E12]&amp;[.F12]" office:value-type="string" office:string-value="d15/state/kwl/aussenluft/id" calcext:value-type="string">
            <text:p>d15/state/kwl/aussenluft/id</text:p>
          </table:table-cell>
          <table:table-cell table:number-columns-repeated="2"/>
          <table:table-cell office:value-type="string" calcext:value-type="string">
            <text:p>ID des ersten gefundenen Temperatursensors</text:p>
          </table:table-cell>
          <table:table-cell office:value-type="string" calcext:value-type="string">
            <text:p>Außenluft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zuluft/</text:p>
          </table:table-cell>
          <table:table-cell office:value-type="string" calcext:value-type="string">
            <text:p>id</text:p>
          </table:table-cell>
          <table:table-cell/>
          <table:table-cell table:formula="of:=[.B13]&amp;[.C13]&amp;[.D13]&amp;[.E13]&amp;[.F13]" office:value-type="string" office:string-value="d15/state/kwl/zuluft/id" calcext:value-type="string">
            <text:p>d15/state/kwl/zuluft/id</text:p>
          </table:table-cell>
          <table:table-cell table:number-columns-repeated="2"/>
          <table:table-cell office:value-type="string" calcext:value-type="string">
            <text:p>ID des zweiten gefundenen Temperatursensors</text:p>
          </table:table-cell>
          <table:table-cell office:value-type="string" calcext:value-type="string">
            <text:p>Zuluft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bluft/</text:p>
          </table:table-cell>
          <table:table-cell office:value-type="string" calcext:value-type="string">
            <text:p>id</text:p>
          </table:table-cell>
          <table:table-cell/>
          <table:table-cell table:formula="of:=[.B14]&amp;[.C14]&amp;[.D14]&amp;[.E14]&amp;[.F14]" office:value-type="string" office:string-value="d15/state/kwl/abluft/id" calcext:value-type="string">
            <text:p>d15/state/kwl/abluft/id</text:p>
          </table:table-cell>
          <table:table-cell table:number-columns-repeated="2"/>
          <table:table-cell office:value-type="string" calcext:value-type="string">
            <text:p>ID des dritten gefundenen Temperatursensors</text:p>
          </table:table-cell>
          <table:table-cell office:value-type="string" calcext:value-type="string">
            <text:p>Abluft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ortluft/</text:p>
          </table:table-cell>
          <table:table-cell office:value-type="string" calcext:value-type="string">
            <text:p>id</text:p>
          </table:table-cell>
          <table:table-cell/>
          <table:table-cell table:formula="of:=[.B15]&amp;[.C15]&amp;[.D15]&amp;[.E15]&amp;[.F15]" office:value-type="string" office:string-value="d15/state/kwl/fortluft/id" calcext:value-type="string">
            <text:p>d15/state/kwl/fortluft/id</text:p>
          </table:table-cell>
          <table:table-cell table:number-columns-repeated="2"/>
          <table:table-cell office:value-type="string" calcext:value-type="string">
            <text:p>ID des vierten gefundenen Temperatursensors</text:p>
          </table:table-cell>
          <table:table-cell office:value-type="string" calcext:value-type="string">
            <text:p>Fortluft</text:p>
          </table:table-cell>
          <table:table-cell table:number-columns-repeated="1012"/>
        </table:table-row>
        <table:table-row table:style-name="ro4">
          <table:table-cell table:style-name="ce1"/>
          <table:table-cell table:number-columns-repeated="102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temperatur/</text:p>
          </table:table-cell>
          <table:table-cell office:value-type="string" calcext:value-type="string">
            <text:p>gettemp</text:p>
          </table:table-cell>
          <table:table-cell/>
          <table:table-cell table:formula="of:=[.B17]&amp;[.C17]&amp;[.D17]&amp;[.E17]&amp;[.F17]" office:value-type="string" office:string-value="d15/set/kwl/temperatur/gettemp" calcext:value-type="string">
            <text:p>d15/set/kwl/temperatur/gettemp</text:p>
          </table:table-cell>
          <table:table-cell table:number-columns-repeated="2"/>
          <table:table-cell office:value-type="string" calcext:value-type="string">
            <text:p>Befehl: KWL liefert die Temperaturen der Tempertursensoren fr Außenluft, Zuluft, Abluft und Fortluft</text:p>
          </table:table-cell>
          <table:table-cell table:number-columns-repeated="101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ussenluft/</text:p>
          </table:table-cell>
          <table:table-cell office:value-type="string" calcext:value-type="string">
            <text:p>temperatur</text:p>
          </table:table-cell>
          <table:table-cell/>
          <table:table-cell table:formula="of:=[.B18]&amp;[.C18]&amp;[.D18]&amp;[.E18]&amp;[.F18]" office:value-type="string" office:string-value="d15/state/kwl/aussenluft/temperatur" calcext:value-type="string">
            <text:p>d15/state/kwl/aussenluft/temperatur</text:p>
          </table:table-cell>
          <table:table-cell table:number-columns-repeated="2"/>
          <table:table-cell office:value-type="string" calcext:value-type="string">
            <text:p>Rückmelden der Temperatur für den Zulufttemperatursensor</text:p>
          </table:table-cell>
          <table:table-cell office:value-type="string" calcext:value-type="string">
            <text:p>Außenluft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zuluft/</text:p>
          </table:table-cell>
          <table:table-cell office:value-type="string" calcext:value-type="string">
            <text:p>temperatur</text:p>
          </table:table-cell>
          <table:table-cell/>
          <table:table-cell table:formula="of:=[.B19]&amp;[.C19]&amp;[.D19]&amp;[.E19]&amp;[.F19]" office:value-type="string" office:string-value="d15/state/kwl/zuluft/temperatur" calcext:value-type="string">
            <text:p>d15/state/kwl/zuluft/temperatur</text:p>
          </table:table-cell>
          <table:table-cell table:number-columns-repeated="3"/>
          <table:table-cell office:value-type="string" calcext:value-type="string">
            <text:p>Zuluft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bluft/</text:p>
          </table:table-cell>
          <table:table-cell office:value-type="string" calcext:value-type="string">
            <text:p>temperatur</text:p>
          </table:table-cell>
          <table:table-cell/>
          <table:table-cell table:formula="of:=[.B20]&amp;[.C20]&amp;[.D20]&amp;[.E20]&amp;[.F20]" office:value-type="string" office:string-value="d15/state/kwl/abluft/temperatur" calcext:value-type="string">
            <text:p>d15/state/kwl/abluft/temperatur</text:p>
          </table:table-cell>
          <table:table-cell table:number-columns-repeated="3"/>
          <table:table-cell office:value-type="string" calcext:value-type="string">
            <text:p>Abluft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ortluft/</text:p>
          </table:table-cell>
          <table:table-cell office:value-type="string" calcext:value-type="string">
            <text:p>temperatur</text:p>
          </table:table-cell>
          <table:table-cell/>
          <table:table-cell table:formula="of:=[.B21]&amp;[.C21]&amp;[.D21]&amp;[.E21]&amp;[.F21]" office:value-type="string" office:string-value="d15/state/kwl/fortluft/temperatur" calcext:value-type="string">
            <text:p>d15/state/kwl/fortluft/temperatur</text:p>
          </table:table-cell>
          <table:table-cell table:number-columns-repeated="3"/>
          <table:table-cell office:value-type="string" calcext:value-type="string">
            <text:p>Fortluft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ntifreeze</text:p>
          </table:table-cell>
          <table:table-cell table:number-columns-repeated="2"/>
          <table:table-cell table:formula="of:=[.B22]&amp;[.C22]&amp;[.D22]&amp;[.E22]&amp;[.F22]" office:value-type="string" office:string-value="d15/state/kwl/antifreeze" calcext:value-type="string">
            <text:p>d15/state/kwl/antifreeze</text:p>
          </table:table-cell>
          <table:table-cell table:number-columns-repeated="3"/>
          <table:table-cell office:value-type="string" calcext:value-type="string">
            <text:p>Status Frostschutz</text:p>
          </table:table-cell>
          <table:table-cell office:value-type="string" calcext:value-type="string">
            <text:p>preheating, fan1off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ntifreeze/</text:p>
          </table:table-cell>
          <table:table-cell office:value-type="string" calcext:value-type="string">
            <text:p>hysterese</text:p>
          </table:table-cell>
          <table:table-cell/>
          <table:table-cell table:formula="of:=[.B23]&amp;[.C23]&amp;[.D23]&amp;[.E23]&amp;[.F23]" office:value-type="string" office:string-value="d15/set/kwl/antifreeze/hysterese" calcext:value-type="string">
            <text:p>d15/set/kwl/antifreeze/hysterese</text:p>
          </table:table-cell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ysterese Temperatur (Standard 3K)</text:p>
          </table:table-cell>
          <table:table-cell table:number-columns-repeated="1012"/>
        </table:table-row>
        <table:table-row table:style-name="ro4">
          <table:table-cell table:style-name="ce1" office:value-type="string" calcext:value-type="string">
            <text:p>FEHLER</text:p>
          </table:table-cell>
          <table:table-cell table:number-columns-repeated="1023"/>
        </table:table-row>
        <table:table-row table:style-name="ro4">
          <table:table-cell table:style-name="ce1"/>
          <table:table-cell table:style-name="ce5" office:value-type="string" calcext:value-type="string">
            <text:p>d15/</text:p>
          </table:table-cell>
          <table:table-cell table:style-name="ce5" office:value-type="string" calcext:value-type="string">
            <text:p>state/</text:p>
          </table:table-cell>
          <table:table-cell table:style-name="ce5" office:value-type="string" calcext:value-type="string">
            <text:p>kwl/</text:p>
          </table:table-cell>
          <table:table-cell table:style-name="ce5" office:value-type="string" calcext:value-type="string">
            <text:p>error/</text:p>
          </table:table-cell>
          <table:table-cell table:style-name="ce5" office:value-type="string" calcext:value-type="string">
            <text:p>temperatursensoren</text:p>
          </table:table-cell>
          <table:table-cell table:style-name="ce5"/>
          <table:table-cell table:style-name="ce10" table:formula="of:=[.B25]&amp;[.C25]&amp;[.D25]&amp;[.E25]&amp;[.F25]" office:value-type="string" office:string-value="d15/state/kwl/error/temperatursensoren" calcext:value-type="string">
            <text:p>d15/state/kwl/error/temperatursensoren</text:p>
          </table:table-cell>
          <table:table-cell table:style-name="ce15" table:number-columns-repeated="2"/>
          <table:table-cell table:style-name="ce5" office:value-type="string" calcext:value-type="string">
            <text:p>true, wenn nicht alle vier Temperatursensoren gefunden wurden</text:p>
          </table:table-cell>
          <table:table-cell table:style-name="ce5" table:number-columns-repeated="1013"/>
        </table:table-row>
        <table:table-row table:style-name="ro4">
          <table:table-cell table:style-name="ce1" office:value-type="string" calcext:value-type="string">
            <text:p>LÜFTUNGSSTUFE</text:p>
          </table:table-cell>
          <table:table-cell table:number-columns-repeated="102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lueftungsstufe</text:p>
          </table:table-cell>
          <table:table-cell table:number-columns-repeated="2"/>
          <table:table-cell table:formula="of:=[.B27]&amp;[.C27]&amp;[.D27]&amp;[.E27]&amp;[.F27]" office:value-type="string" office:string-value="d15/set/kwl/lueftungsstufe" calcext:value-type="string">
            <text:p>d15/set/kwl/lueftungsstufe</text:p>
          </table:table-cell>
          <table:table-cell table:number-columns-repeated="2"/>
          <table:table-cell office:value-type="string" calcext:value-type="string">
            <text:p>Befehl: KWL soll Stufe einstellen</text:p>
          </table:table-cell>
          <table:table-cell office:value-type="string" calcext:value-type="string">
            <text:p>Stufe 1-5</text:p>
          </table:table-cell>
          <table:table-cell office:value-type="string" calcext:value-type="string">
            <text:p>3 Normstufe</text:p>
          </table:table-cell>
          <table:table-cell office:value-type="string" calcext:value-type="string">
            <text:p>Stufe 1 = 60%</text:p>
          </table:table-cell>
          <table:table-cell office:value-type="string" calcext:value-type="string">
            <text:p>Stufe 2=80%</text:p>
          </table:table-cell>
          <table:table-cell table:number-columns-repeated="1009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lueftungsstufe</text:p>
          </table:table-cell>
          <table:table-cell table:number-columns-repeated="2"/>
          <table:table-cell table:formula="of:=[.B28]&amp;[.C28]&amp;[.D28]&amp;[.E28]&amp;[.F28]" office:value-type="string" office:string-value="d15/state/kwl/lueftungsstufe" calcext:value-type="string">
            <text:p>d15/state/kwl/lueftungsstufe</text:p>
          </table:table-cell>
          <table:table-cell table:number-columns-repeated="2"/>
          <table:table-cell office:value-type="string" calcext:value-type="string">
            <text:p>Die eingestellte Lüftungsstufe</text:p>
          </table:table-cell>
          <table:table-cell table:number-columns-repeated="2"/>
          <table:table-cell office:value-type="string" calcext:value-type="string">
            <text:p>Stufe 4 = 120%</text:p>
          </table:table-cell>
          <table:table-cell office:value-type="string" calcext:value-type="string">
            <text:p>Stufe 5=140%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VENTILATORENDREHZAHL</text:p>
          </table:table-cell>
          <table:table-cell table:number-columns-repeated="102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s/</text:p>
          </table:table-cell>
          <table:table-cell office:value-type="string" calcext:value-type="string">
            <text:p>getspeed</text:p>
          </table:table-cell>
          <table:table-cell/>
          <table:table-cell table:formula="of:=[.B30]&amp;[.C30]&amp;[.D30]&amp;[.E30]&amp;[.F30]" office:value-type="string" office:string-value="d15/set/kwl/fans/getspeed" calcext:value-type="string">
            <text:p>d15/set/kwl/fans/getspeed</text:p>
          </table:table-cell>
          <table:table-cell table:number-columns-repeated="2"/>
          <table:table-cell office:value-type="string" calcext:value-type="string">
            <text:p>Befehl: KWL liefert die Geschwindigkeiten für Fan 1 und 2</text:p>
          </table:table-cell>
          <table:table-cell table:number-columns-repeated="101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1/</text:p>
          </table:table-cell>
          <table:table-cell office:value-type="string" calcext:value-type="string">
            <text:p>standardspeed</text:p>
          </table:table-cell>
          <table:table-cell/>
          <table:table-cell table:formula="of:=[.B31]&amp;[.C31]&amp;[.D31]&amp;[.E31]&amp;[.F31]" office:value-type="string" office:string-value="d15/set/kwl/fan1/standardspeed" calcext:value-type="string">
            <text:p>d15/set/kwl/fan1/standardspeed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fehl: Setzen der Normdrehzahl für Fan1 in Stufe 3</text:p>
          </table:table-cell>
          <table:table-cell office:value-type="string" calcext:value-type="string">
            <text:p>Fan1=Abluftvent.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1/</text:p>
          </table:table-cell>
          <table:table-cell office:value-type="string" calcext:value-type="string">
            <text:p>speed</text:p>
          </table:table-cell>
          <table:table-cell/>
          <table:table-cell table:formula="of:=[.B32]&amp;[.C32]&amp;[.D32]&amp;[.E32]&amp;[.F32]" office:value-type="string" office:string-value="d15/state/kwl/fan1/speed" calcext:value-type="string">
            <text:p>d15/state/kwl/fan1/speed</text:p>
          </table:table-cell>
          <table:table-cell table:number-columns-repeated="2"/>
          <table:table-cell office:value-type="string" calcext:value-type="string">
            <text:p>aktuelle Drehzahl Fan1</text:p>
          </table:table-cell>
          <table:table-cell office:value-type="string" calcext:value-type="string">
            <text:p>U/min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2/</text:p>
          </table:table-cell>
          <table:table-cell office:value-type="string" calcext:value-type="string">
            <text:p>standardspeed</text:p>
          </table:table-cell>
          <table:table-cell/>
          <table:table-cell table:formula="of:=[.B33]&amp;[.C33]&amp;[.D33]&amp;[.E33]&amp;[.F33]" office:value-type="string" office:string-value="d15/set/kwl/fan2/standardspeed" calcext:value-type="string">
            <text:p>d15/set/kwl/fan2/standardspeed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fehl: Setzen der Normdrehzahl für Fan2 in Stufe 3</text:p>
          </table:table-cell>
          <table:table-cell office:value-type="string" calcext:value-type="string">
            <text:p>Fan1=Zuluftvent.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2/</text:p>
          </table:table-cell>
          <table:table-cell office:value-type="string" calcext:value-type="string">
            <text:p>speed</text:p>
          </table:table-cell>
          <table:table-cell/>
          <table:table-cell table:formula="of:=[.B34]&amp;[.C34]&amp;[.D34]&amp;[.E34]&amp;[.F34]" office:value-type="string" office:string-value="d15/state/kwl/fan2/speed" calcext:value-type="string">
            <text:p>d15/state/kwl/fan2/speed</text:p>
          </table:table-cell>
          <table:table-cell table:number-columns-repeated="2"/>
          <table:table-cell office:value-type="string" calcext:value-type="string">
            <text:p>aktuelle Drehzahl Fan2</text:p>
          </table:table-cell>
          <table:table-cell office:value-type="string" calcext:value-type="string">
            <text:p>U/min</text:p>
          </table:table-cell>
          <table:table-cell table:number-columns-repeated="1012"/>
        </table:table-row>
        <table:table-row table:style-name="ro4">
          <table:table-cell table:style-name="ce1" office:value-type="string" calcext:value-type="string">
            <text:p>SOMMER-BYPASS</text:p>
          </table:table-cell>
          <table:table-cell table:number-columns-repeated="102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getvalues</text:p>
          </table:table-cell>
          <table:table-cell/>
          <table:table-cell table:formula="of:=[.B36]&amp;[.C36]&amp;[.D36]&amp;[.E36]&amp;[.F36]" office:value-type="string" office:string-value="d15/set/kwl/summerbypass/getvalues" calcext:value-type="string">
            <text:p>d15/set/kwl/summerbypass/getvalues</text:p>
          </table:table-cell>
          <table:table-cell table:number-columns-repeated="2"/>
          <table:table-cell table:style-name="Default" office:value-type="string" calcext:value-type="string">
            <text:p>liefert die states im Bereich summerbypass</text:p>
          </table:table-cell>
          <table:table-cell office:value-type="string" calcext:value-type="string">
            <text:p>auto/manual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mode</text:p>
          </table:table-cell>
          <table:table-cell/>
          <table:table-cell table:formula="of:=[.B37]&amp;[.C37]&amp;[.D37]&amp;[.E37]&amp;[.F37]" office:value-type="string" office:string-value="d15/set/kwl/summerbypass/mode" calcext:value-type="string">
            <text:p>d15/set/kwl/summerbypass/mode</text:p>
          </table:table-cell>
          <table:table-cell office:value-type="string" calcext:value-type="string">
            <text:p>x</text:p>
          </table:table-cell>
          <table:table-cell/>
          <table:table-cell table:style-name="Default" office:value-type="string" calcext:value-type="string">
            <text:p>Automatik oder manueller Betrieb des Bypasses. Bei manuellem Betrieb erfolgt die Steuerung der Bypass-Klappe nur über flap</text:p>
          </table:table-cell>
          <table:table-cell office:value-type="string" calcext:value-type="string">
            <text:p>auto/manual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mode</text:p>
          </table:table-cell>
          <table:table-cell/>
          <table:table-cell table:formula="of:=[.B38]&amp;[.C38]&amp;[.D38]&amp;[.E38]&amp;[.F38]" office:value-type="string" office:string-value="d15/state/kwl/summerbypass/mode" calcext:value-type="string">
            <text:p>d15/state/kwl/summerbypass/mode</text:p>
          </table:table-cell>
          <table:table-cell table:number-columns-repeated="1016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flap</text:p>
          </table:table-cell>
          <table:table-cell/>
          <table:table-cell table:formula="of:=[.B39]&amp;[.C39]&amp;[.D39]&amp;[.E39]&amp;[.F39]" office:value-type="string" office:string-value="d15/set/kwl/summerbypass/flap" calcext:value-type="string">
            <text:p>d15/set/kwl/summerbypass/flap</text:p>
          </table:table-cell>
          <table:table-cell office:value-type="string" calcext:value-type="string">
            <text:p>x</text:p>
          </table:table-cell>
          <table:table-cell/>
          <table:table-cell table:style-name="Default" office:value-type="string" calcext:value-type="string">
            <text:p>Bei manuellem Bypass wird hiermit das Öffnen/Schliessen der Klappe gesteuert. Bei Automatik hat die Einstellung keine Auswirkung</text:p>
          </table:table-cell>
          <table:table-cell table:style-name="Default" office:value-type="string" calcext:value-type="string">
            <text:p>open/close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flap</text:p>
          </table:table-cell>
          <table:table-cell/>
          <table:table-cell table:formula="of:=[.B40]&amp;[.C40]&amp;[.D40]&amp;[.E40]&amp;[.F40]" office:value-type="string" office:string-value="d15/state/kwl/summerbypass/flap" calcext:value-type="string">
            <text:p>d15/state/kwl/summerbypass/flap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TempAbluftMin</text:p>
          </table:table-cell>
          <table:table-cell/>
          <table:table-cell table:formula="of:=[.B41]&amp;[.C41]&amp;[.D41]&amp;[.E41]&amp;[.F41]" office:value-type="string" office:string-value="d15/set/kwl/summerbypass/TempAbluftMin" calcext:value-type="string">
            <text:p>d15/set/kwl/summerbypass/TempAbluftMin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ißt bei Pluggit TMax</text:p>
          </table:table-cell>
          <table:table-cell table:number-columns-repeated="101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TempAbluftMin</text:p>
          </table:table-cell>
          <table:table-cell/>
          <table:table-cell table:formula="of:=[.B42]&amp;[.C42]&amp;[.D42]&amp;[.E42]&amp;[.F42]" office:value-type="string" office:string-value="d15/state/kwl/summerbypass/TempAbluftMin" calcext:value-type="string">
            <text:p>d15/state/kwl/summerbypass/TempAbluftMin</text:p>
          </table:table-cell>
          <table:table-cell table:number-columns-repeated="1016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TempAussenluftMin</text:p>
          </table:table-cell>
          <table:table-cell/>
          <table:table-cell table:formula="of:=[.B43]&amp;[.C43]&amp;[.D43]&amp;[.E43]&amp;[.F43]" office:value-type="string" office:string-value="d15/set/kwl/summerbypass/TempAussenluftMin" calcext:value-type="string">
            <text:p>d15/set/kwl/summerbypass/TempAussenluftMin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ißt bei Pluggit TMin</text:p>
          </table:table-cell>
          <table:table-cell table:number-columns-repeated="101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TempAussenluftMin</text:p>
          </table:table-cell>
          <table:table-cell/>
          <table:table-cell table:formula="of:=[.B44]&amp;[.C44]&amp;[.D44]&amp;[.E44]&amp;[.F44]" office:value-type="string" office:string-value="d15/state/kwl/summerbypass/TempAussenluftMin" calcext:value-type="string">
            <text:p>d15/state/kwl/summerbypass/TempAussenluftMin</text:p>
          </table:table-cell>
          <table:table-cell table:number-columns-repeated="1016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HystereseMinutes</text:p>
          </table:table-cell>
          <table:table-cell/>
          <table:table-cell table:formula="of:=[.B45]&amp;[.C45]&amp;[.D45]&amp;[.E45]&amp;[.F45]" office:value-type="string" office:string-value="d15/set/kwl/summerbypass/HystereseMinutes" calcext:value-type="string">
            <text:p>d15/set/kwl/summerbypass/HystereseMinutes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uten bis zum frühesten Öffnen/Schliessen der Klappe, 0=diesen Wert nicht beachten</text:p>
          </table:table-cell>
          <table:table-cell table:number-columns-repeated="101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HystereseMinutes</text:p>
          </table:table-cell>
          <table:table-cell/>
          <table:table-cell table:formula="of:=[.B46]&amp;[.C46]&amp;[.D46]&amp;[.E46]&amp;[.F46]" office:value-type="string" office:string-value="d15/state/kwl/summerbypass/HystereseMinutes" calcext:value-type="string">
            <text:p>d15/state/kwl/summerbypass/HystereseMinutes</text:p>
          </table:table-cell>
          <table:table-cell table:number-columns-repeated="1016"/>
        </table:table-row>
        <table:table-row table:style-name="ro4">
          <table:table-cell table:style-name="ce1"/>
          <table:table-cell table:number-columns-repeated="1023"/>
        </table:table-row>
        <table:table-row table:style-name="ro4">
          <table:table-cell table:style-name="ce1" office:value-type="string" calcext:value-type="string">
            <text:p>DEBUG</text:p>
          </table:table-cell>
          <table:table-cell table:number-columns-repeated="102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1/</text:p>
          </table:table-cell>
          <table:table-cell office:value-type="string" calcext:value-type="string">
            <text:p>getvalues</text:p>
          </table:table-cell>
          <table:table-cell/>
          <table:table-cell table:formula="of:=[.B49]&amp;[.C49]&amp;[.D49]&amp;[.E49]&amp;[.F49]" office:value-type="string" office:string-value="d15/debugset/kwl/fan1/getvalues" calcext:value-type="string">
            <text:p>d15/debugset/kwl/fan1/getvalues</text:p>
          </table:table-cell>
          <table:table-cell table:number-columns-repeated="2"/>
          <table:table-cell office:value-type="string" calcext:value-type="string">
            <text:p>Schaltet Debugmessages zum Lüfter 1 ein/aus</text:p>
          </table:table-cell>
          <table:table-cell office:value-type="string" calcext:value-type="string">
            <text:p>on/off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2/</text:p>
          </table:table-cell>
          <table:table-cell office:value-type="string" calcext:value-type="string">
            <text:p>getvalues</text:p>
          </table:table-cell>
          <table:table-cell/>
          <table:table-cell table:formula="of:=[.B50]&amp;[.C50]&amp;[.D50]&amp;[.E50]&amp;[.F50]" office:value-type="string" office:string-value="d15/debugset/kwl/fan2/getvalues" calcext:value-type="string">
            <text:p>d15/debugset/kwl/fan2/getvalues</text:p>
          </table:table-cell>
          <table:table-cell table:number-columns-repeated="2"/>
          <table:table-cell office:value-type="string" calcext:value-type="string">
            <text:p>Schaltet Debugmessages zum Lüfter 2 ein/aus</text:p>
          </table:table-cell>
          <table:table-cell office:value-type="string" calcext:value-type="string">
            <text:p>on/off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1</text:p>
          </table:table-cell>
          <table:table-cell table:number-columns-repeated="2"/>
          <table:table-cell table:formula="of:=[.B51]&amp;[.C51]&amp;[.D51]&amp;[.E51]&amp;[.F51]" office:value-type="string" office:string-value="d15/debugstate/kwl/fan1" calcext:value-type="string">
            <text:p>d15/debugstate/kwl/fan1</text:p>
          </table:table-cell>
          <table:table-cell table:number-columns-repeated="2"/>
          <table:table-cell office:value-type="string" calcext:value-type="string">
            <text:p>Debugmeldungen zum Lüfter 1</text:p>
          </table:table-cell>
          <table:table-cell table:number-columns-repeated="101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2</text:p>
          </table:table-cell>
          <table:table-cell table:number-columns-repeated="2"/>
          <table:table-cell table:formula="of:=[.B52]&amp;[.C52]&amp;[.D52]&amp;[.E52]&amp;[.F52]" office:value-type="string" office:string-value="d15/debugstate/kwl/fan2" calcext:value-type="string">
            <text:p>d15/debugstate/kwl/fan2</text:p>
          </table:table-cell>
          <table:table-cell table:number-columns-repeated="2"/>
          <table:table-cell office:value-type="string" calcext:value-type="string">
            <text:p>Debugmeldungen zum Lüfter 2</text:p>
          </table:table-cell>
          <table:table-cell table:number-columns-repeated="1013"/>
        </table:table-row>
        <table:table-row table:style-name="ro4">
          <table:table-cell table:style-name="ce1"/>
          <table:table-cell table:number-columns-repeated="1023"/>
        </table:table-row>
        <table:table-row table:style-name="ro4">
          <table:table-cell table:style-name="ce1"/>
          <table:table-cell table:style-name="ce6" office:value-type="string" calcext:value-type="string">
            <text:p>Die folgenden Topics sind nur für die SW-Entwicklung, es werden Messwerte überschrieben, es kann damit der Sommer-Bypass und die Frostschutzschaltung getestet werden</text:p>
          </table:table-cell>
          <table:table-cell table:style-name="ce6" table:number-columns-repeated="5"/>
          <table:table-cell table:style-name="ce11"/>
          <table:table-cell table:style-name="ce6" table:number-columns-repeated="5"/>
          <table:table-cell table:style-name="Default"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ussenluft/</text:p>
          </table:table-cell>
          <table:table-cell office:value-type="string" calcext:value-type="string">
            <text:p>temperatur</text:p>
          </table:table-cell>
          <table:table-cell/>
          <table:table-cell table:formula="of:=[.B55]&amp;[.C55]&amp;[.D55]&amp;[.E55]&amp;[.F55]" office:value-type="string" office:string-value="d15/debugset/kwl/aussenluft/temperatur" calcext:value-type="string">
            <text:p>d15/debugset/kwl/aussenluft/temperatur</text:p>
          </table:table-cell>
          <table:table-cell table:style-name="ce2" table:number-columns-repeated="2"/>
          <table:table-cell office:value-type="string" calcext:value-type="string">
            <text:p>DEBUG: Aussentemperatur</text:p>
          </table:table-cell>
          <table:table-cell table:number-columns-repeated="101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zuluft/</text:p>
          </table:table-cell>
          <table:table-cell office:value-type="string" calcext:value-type="string">
            <text:p>temperatur</text:p>
          </table:table-cell>
          <table:table-cell/>
          <table:table-cell table:formula="of:=[.B56]&amp;[.C56]&amp;[.D56]&amp;[.E56]&amp;[.F56]" office:value-type="string" office:string-value="d15/debugset/kwl/zuluft/temperatur" calcext:value-type="string">
            <text:p>d15/debugset/kwl/zuluft/temperatur</text:p>
          </table:table-cell>
          <table:table-cell table:style-name="ce2" table:number-columns-repeated="2"/>
          <table:table-cell office:value-type="string" calcext:value-type="string">
            <text:p>DEBUG: Zulufttemperatur</text:p>
          </table:table-cell>
          <table:table-cell table:number-columns-repeated="101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bluft/</text:p>
          </table:table-cell>
          <table:table-cell office:value-type="string" calcext:value-type="string">
            <text:p>temperatur</text:p>
          </table:table-cell>
          <table:table-cell/>
          <table:table-cell table:formula="of:=[.B57]&amp;[.C57]&amp;[.D57]&amp;[.E57]&amp;[.F57]" office:value-type="string" office:string-value="d15/debugset/kwl/abluft/temperatur" calcext:value-type="string">
            <text:p>d15/debugset/kwl/abluft/temperatur</text:p>
          </table:table-cell>
          <table:table-cell table:number-columns-repeated="1016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ortluft/</text:p>
          </table:table-cell>
          <table:table-cell office:value-type="string" calcext:value-type="string">
            <text:p>temperatur</text:p>
          </table:table-cell>
          <table:table-cell/>
          <table:table-cell table:formula="of:=[.B58]&amp;[.C58]&amp;[.D58]&amp;[.E58]&amp;[.F58]" office:value-type="string" office:string-value="d15/debugset/kwl/fortluft/temperatur" calcext:value-type="string">
            <text:p>d15/debugset/kwl/fortluft/temperatur</text:p>
          </table:table-cell>
          <table:table-cell table:number-columns-repeated="1016"/>
        </table:table-row>
        <table:table-row table:style-name="ro4" table:number-rows-repeated="4">
          <table:table-cell table:style-name="ce1"/>
          <table:table-cell table:number-columns-repeated="1023"/>
        </table:table-row>
        <table:table-row table:style-name="ro4">
          <table:table-cell table:style-name="ce1"/>
          <table:table-cell table:number-columns-repeated="1023"/>
        </table:table-row>
        <table:table-row table:style-name="ro4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.00.0000</text:date>, <text:time style:data-style-name="N2" text:time-value="13:56:17.0967724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1H45M57S</meta:editing-duration>
    <meta:editing-cycles>72</meta:editing-cycles>
    <meta:generator>LibreOffice/5.1.6.2$Linux_X86_64 LibreOffice_project/10m0$Build-2</meta:generator>
    <dc:date>2017-12-11T13:34:15.619000000</dc:date>
    <meta:document-statistic meta:table-count="3" meta:cell-count="331" meta:object-count="0"/>
    <meta:user-defined meta:name="Info 1"/>
    <meta:user-defined meta:name="Info 2"/>
    <meta:user-defined meta:name="Info 3"/>
    <meta:user-defined meta:name="Info 4"/>
  </office:meta>
</office:document-meta>
</file>